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Piroxè secció bas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5">
            <text:p>Idiomorfa - hipidiomorfa, amb seccions basals entre quadrades i octogonal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5">
            <text:p>De moderat a eleva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5">
            <text:p>Beix o oc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Fe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5">
            <text:p>Dues direccions que s'encreuen a uns 90º, però no molt clares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5">
            <text:p>Corrosió en algunes vores de cristal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 d'interferència (ordre)</text:p>
          </table:table-cell>
          <table:table-cell office:value-type="string" table:style-name="ce5">
            <text:p>Fins a 2n ordr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t</text:p>
          </table:table-cell>
          <table:table-cell office:value-type="string" table:style-name="ce5">
            <text:p>No en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Concèntric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ància a la imatge</text:p>
          </table:table-cell>
          <table:table-cell office:value-type="percentage" office:value="0.2" table:style-name="ce10">
            <text:p>2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6">
            <text:p>Altres minerals importants a la làmina (%)</text:p>
          </table:table-cell>
          <table:table-cell office:value-type="string" table:style-name="ce5">
            <text:p>Feldspats 70%<text:s/></text:p>
          </table:table-cell>
          <table:table-cell office:value-type="string" table:style-name="ce5">
            <text:p>Olivina 10%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7">
            <text:p>Característiques generals del mineral</text:p>
          </table:table-cell>
          <table:table-cell office:value-type="string" table:style-name="ce5">
            <text:p>Piroxè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8">
            <text:p>(Ca,Mg,Fe,Mn,Na,Li)(Al, Mg, Fe, Mn,Cr,Ti)(Si, Al)<text:span text:style-name="T2">2</text:span>O<text:span text:style-name="T2">6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ls cristalls</text:p>
          </table:table-cell>
          <table:table-cell office:value-type="string" table:style-name="ce5">
            <text:p>Idiomorfes, hipidiomorfes o al·lotriomorfes amb hàbit prismàtic i seccions basals aproximadament quadrade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leu</text:p>
          </table:table-cell>
          <table:table-cell office:value-type="string" table:style-name="ce5">
            <text:p>De moderat a eleva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9">
            <text:p>Incolor, beix i ver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5">
            <text:p>Varia de nul a molt elevat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</text:p>
          </table:table-cell>
          <table:table-cell office:value-type="string" table:style-name="ce5">
            <text:p>No sempre ben visibles, dues direccions que s'encreuen a uns 90º (observable en seccions basals), totes dues paral·leles a la direcció d'allargament (en seccions longitudinals només es distingeix una direcció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</text:p>
          </table:table-cell>
          <table:table-cell office:value-type="string" table:style-name="ce5">
            <text:p>Uralitització (amfíbols), antigorita, clorita, epidota, biotita, talc, calcita i òpal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olors d'interferència (ordre)<text:s/></text:p>
          </table:table-cell>
          <table:table-cell office:value-type="string" table:style-name="ce5">
            <text:p>Fins a colors de 2n ordre tot i que poden estar emmascarats si el mineral té un color molt marcat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Extinció</text:p>
          </table:table-cell>
          <table:table-cell office:value-type="string" table:style-name="ce5">
            <text:p>En seccions longitudinals algunes families tenen extinció recta, es tracten d'ortopiroxens, i altres mostren extinció obliqua, s'anomenen clinopiroxens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Maclat</text:p>
          </table:table-cell>
          <table:table-cell office:value-type="string" table:style-name="ce5">
            <text:p>Només els clinopiroxens poden presentar macles polisintètiques {100} i menys comunes simple {001}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5">
            <text:p>Present en algunes varietat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5">
            <text:p>Positiu o negatiu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Miguel</dc:creator>
    <meta:creation-date>2018-02-14T10:30:30Z</meta:creation-date>
    <dc:date>2018-04-21T22:26:42Z</dc:date>
    <meta:editing-cycles>9</meta:editing-cycles>
    <meta:editing-duration>PT4012S</meta:editing-duration>
  </office:meta>
</office:document-meta>
</file>